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top="0.0694in" fo:margin-bottom="0.0694in" fo:line-height="100%" fo:background-color="#FFFFFF">
        <style:tab-stops>
          <style:tab-stop style:type="left" style:position="0.5in"/>
        </style:tab-stops>
      </style:paragraph-properties>
      <style:text-properties fo:font-weight="bold" style:font-weight-asian="bold" style:font-weight-complex="bold" fo:hyphenate="true"/>
    </style:style>
    <style:style style:name="P2" style:parent-style-name="Normal" style:list-style-name="LFO1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3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4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5" style:parent-style-name="Normal" style:list-style-name="LFO1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6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7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8" style:parent-style-name="Normal" style:list-style-name="LFO1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9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10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11" style:parent-style-name="Normal" style:list-style-name="LFO1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12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13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14" style:parent-style-name="Normal" style:list-style-name="LFO1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15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16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17" style:parent-style-name="Normal" style:list-style-name="LFO1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18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19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20" style:parent-style-name="Normal" style:family="paragraph">
      <style:paragraph-properties fo:margin-top="0.0694in" fo:margin-bottom="0.0694in" fo:line-height="100%" fo:background-color="#FFFFFF"/>
      <style:text-properties fo:hyphenate="true"/>
    </style:style>
    <style:style style:name="T21" style:parent-style-name="Policepardéfaut" style:family="text">
      <style:text-properties style:font-name="Segoe UI" style:font-name-asian="Times New Roman" style:font-name-complex="Segoe UI" fo:font-weight="bold" style:font-weight-asian="bold" style:font-weight-complex="bold" fo:color="#212529" fo:font-size="11.5pt" style:font-size-asian="11.5pt" style:font-size-complex="11.5pt" style:language-asian="fr" style:country-asian="FR"/>
    </style:style>
    <style:style style:name="T22" style:parent-style-name="Policepardéfaut" style:family="text">
      <style:text-properties style:font-name="Segoe UI" style:font-name-asian="Times New Roman" style:font-name-complex="Segoe UI" fo:font-weight="bold" style:font-weight-asian="bold" style:font-weight-complex="bold" fo:color="#212529" fo:font-size="11.5pt" style:font-size-asian="11.5pt" style:font-size-complex="11.5pt" style:language-asian="fr" style:country-asian="FR"/>
    </style:style>
    <style:style style:name="P23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24" style:parent-style-name="Paragraphedeliste" style:list-style-name="LFO2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25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26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27" style:parent-style-name="Paragraphedeliste" style:list-style-name="LFO2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28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29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30" style:parent-style-name="Paragraphedeliste" style:list-style-name="LFO2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31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32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33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34" style:parent-style-name="Paragraphedeliste" style:list-style-name="LFO2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35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36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37" style:parent-style-name="Paragraphedeliste" style:list-style-name="LFO2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38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39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40" style:parent-style-name="Paragraphedeliste" style:list-style-name="LFO2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41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42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43" style:parent-style-name="Paragraphedeliste" style:list-style-name="LFO2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44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45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 fo:hyphenate="true"/>
    </style:style>
    <style:style style:name="P46" style:parent-style-name="Paragraphedeliste" style:list-style-name="LFO2" style:family="paragraph">
      <style:paragraph-properties fo:margin-top="0.0694in" fo:margin-bottom="0.0694in" fo:line-height="100%" fo:background-color="#FFFFFF"/>
      <style:text-properties fo:hyphenate="true"/>
    </style:style>
    <style:style style:name="T47" style:parent-style-name="Policepardéfaut" style:family="text"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/>
    </style:style>
    <style:style style:name="T48" style:parent-style-name="Policepardéfaut" style:family="text"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/>
    </style:style>
    <style:style style:name="P49" style:parent-style-name="Normal" style:family="paragraph">
      <style:paragraph-properties fo:margin-top="0.0694in" fo:margin-bottom="0.0694in" fo:line-height="100%" fo:background-color="#FFFFFF"/>
      <style:text-properties fo:hyphenate="true"/>
    </style:style>
  </office:automatic-styles>
  <office:body>
    <office:text text:use-soft-page-breaks="true">
      <text:p text:style-name="P1">Vidéo 6</text:p>
      <text:list text:style-name="LFO1" text:continue-numbering="true">
        <text:list-item>
          <text:p text:style-name="P2">Quels sont les trois types de passerelles présentées ?</text:p>
        </text:list-item>
      </text:list>
      <text:p text:style-name="P3">passerelles parallèles, passerelle inclusive, passerelle exclusive évènementielle</text:p>
      <text:p text:style-name="P4"/>
      <text:list text:style-name="LFO1" text:continue-numbering="true">
        <text:list-item>
          <text:p text:style-name="P5">Comment sont-elles représentées graphiquement ?</text:p>
        </text:list-item>
      </text:list>
      <text:p text:style-name="P6">Par un losange avec signe à<text:s/>l’intérieur</text:p>
      <text:p text:style-name="P7"/>
      <text:list text:style-name="LFO1" text:continue-numbering="true">
        <text:list-item>
          <text:p text:style-name="P8">Comment sont utilisées ces passerelles ?</text:p>
        </text:list-item>
      </text:list>
      <text:p text:style-name="P9">Utilisé pour multiplier des chemins ou pour les réunir en les synchronisant</text:p>
      <text:p text:style-name="P10"/>
      <text:list text:style-name="LFO1" text:continue-numbering="true">
        <text:list-item>
          <text:p text:style-name="P11">Quel est le type d’événements intermédiaires utilisé dans les passerelles exclusives événementielles ?</text:p>
        </text:list-item>
      </text:list>
      <text:p text:style-name="P12">Evènement<text:s/>intermédiaire</text:p>
      <text:p text:style-name="P13"/>
      <text:list text:style-name="LFO1" text:continue-numbering="true">
        <text:list-item>
          <text:p text:style-name="P14">Combien d’événements sont suivis après une passerelle exclusives événementielle ?</text:p>
        </text:list-item>
      </text:list>
      <text:p text:style-name="P15">1 seul c’est le premier</text:p>
      <text:p text:style-name="P16"/>
      <text:list text:style-name="LFO1" text:continue-numbering="true">
        <text:list-item>
          <text:p text:style-name="P17">Pourquoi faut il déterminer un chemin par défaut dans une passerelle exclusive événementielle ?</text:p>
        </text:list-item>
      </text:list>
      <text:p text:style-name="P18">Parce que sinon on peut être bloqué</text:p>
      <text:p text:style-name="P19"/>
      <text:p text:style-name="P20"><text:span text:style-name="T21">V</text:span><text:span text:style-name="T22">idéo 7</text:span></text:p>
      <text:p text:style-name="P23"/>
      <text:list text:style-name="LFO2" text:continue-numbering="true">
        <text:list-item>
          <text:p text:style-name="P24">Qu’est ce qu’un événement de frontière ?</text:p>
        </text:list-item>
      </text:list>
      <text:p text:style-name="P25">Le déclenchement de l’évènement durant l’exec de l’activité aura des conséquence sur le comportement du processus</text:p>
      <text:p text:style-name="P26"/>
      <text:list text:style-name="LFO2" text:continue-numbering="true">
        <text:list-item>
          <text:p text:style-name="P27">Quel type d’événement est utilisé dans un événement frontière ?</text:p>
        </text:list-item>
      </text:list>
      <text:p text:style-name="P28">Les évènements de type catch</text:p>
      <text:p text:style-name="P29"/>
      <text:list text:style-name="LFO2" text:continue-numbering="true">
        <text:list-item>
          <text:p text:style-name="P30">Quels sont les deux catégories d’événements de frontière ?<text:s/></text:p>
        </text:list-item>
      </text:list>
      <text:p text:style-name="P31">Interruptif et non interruptif<text:s/></text:p>
      <text:p text:style-name="P32"/>
      <text:p text:style-name="P33"/>
      <text:list text:style-name="LFO2" text:continue-numbering="true">
        <text:list-item>
          <text:p text:style-name="P34">Comment sont ils représentés graphiquement ?</text:p>
        </text:list-item>
      </text:list>
      <text:p text:style-name="P35">Ils sont représentés en étant collé sur l’activité directement</text:p>
      <text:p text:style-name="P36"/>
      <text:list text:style-name="LFO2" text:continue-numbering="true">
        <text:list-item>
          <text:p text:style-name="P37">A quoi sert un événement de frontière<text:s/>exclusif ?</text:p>
        </text:list-item>
      </text:list>
      <text:p text:style-name="P38">Permet d’interrompre l’évènement en cours et de déclencher une activité</text:p>
      <text:p text:style-name="P39"/>
      <text:list text:style-name="LFO2" text:continue-numbering="true">
        <text:list-item>
          <text:p text:style-name="P40">A quoi sert un événement de frontière inclusif ?</text:p>
        </text:list-item>
      </text:list>
      <text:p text:style-name="P41">Permet de déclencher une activité en parallèle à partir d’un évènement</text:p>
      <text:p text:style-name="P42"/>
      <text:list text:style-name="LFO2" text:continue-numbering="true">
        <text:list-item>
          <text:p text:style-name="P43">Quels sont les événements couramment utilisés dans un événement frontière ?</text:p>
        </text:list-item>
      </text:list>
      <text:p text:style-name="P44">Timer<text:s/>ou interruption</text:p>
      <text:p text:style-name="P45"/>
      <text:list text:style-name="LFO2" text:continue-numbering="true">
        <text:list-item>
          <text:p text:style-name="P46"><text:span text:style-name="T47">P</text:span><text:span text:style-name="T48">ourquoi faut il un flux de sortie normal à une activité qui contient un événement frontière ?</text:span></text:p>
        </text:list-item>
      </text:list>
      <text:p text:style-name="P49">Car l’évènement de frontière n’est pas obligatoirement déclenché<text:tab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activity" style:display-name="activity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fr" style:country-asian="FR" fo:hyphenate="true"/>
    </style:style>
    <style:style style:name="z-Hautduformulaire" style:display-name="z-Haut du formulaire" style:family="paragraph" style:parent-style-name="Normal" style:next-style-name="Normal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fr" style:country-asian="FR" fo:hyphenate="true"/>
    </style:style>
    <style:style style:name="z-HautduformulaireCar" style:display-name="z-Haut du formulaire Car" style:family="text" style:parent-style-name="Policepardéfaut">
      <style:text-properties style:font-name="Arial" style:font-name-asian="Times New Roman" style:font-name-complex="Arial" text:display="none" fo:font-size="8pt" style:font-size-asian="8pt" style:font-size-complex="8pt" style:language-asian="fr" style:country-asian="FR"/>
    </style:style>
    <style:style style:name="z-Basduformulaire" style:display-name="z-Bas du formulaire" style:family="paragraph" style:parent-style-name="Normal" style:next-style-name="Normal">
      <style:paragraph-properties fo:border-top="0.0104in solid #000000" fo:border-left="none" fo:border-bottom="none" fo:border-right="none" fo:padding-top="0.0138in" fo:padding-left="0in" fo:padding-bottom="0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fr" style:country-asian="FR" fo:hyphenate="true"/>
    </style:style>
    <style:style style:name="z-BasduformulaireCar" style:display-name="z-Bas du formulaire Car" style:family="text" style:parent-style-name="Policepardéfaut">
      <style:text-properties style:font-name="Arial" style:font-name-asian="Times New Roman" style:font-name-complex="Arial" text:display="none" fo:font-size="8pt" style:font-size-asian="8pt" style:font-size-complex="8pt" style:language-asian="fr" style:country-asian="F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Pascal Alexandre</meta:initial-creator>
    <dc:creator>Pascal Alexandre</dc:creator>
    <meta:creation-date>2023-02-22T16:15:00Z</meta:creation-date>
    <dc:date>2023-03-31T10:13:00Z</dc:date>
    <meta:template xlink:href="Normal.dotm" xlink:type="simple"/>
    <meta:editing-cycles>8</meta:editing-cycles>
    <meta:editing-duration>PT21900S</meta:editing-duration>
    <meta:document-statistic meta:page-count="1" meta:paragraph-count="3" meta:word-count="259" meta:character-count="1683" meta:row-count="11" meta:non-whitespace-character-count="1427"/>
  </office:meta>
</office:document-meta>
</file>